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egreya" svg:font-family="Alegreya" style:font-pitch="variable"/>
    <style:font-face style:name="FreeSans" svg:font-family="FreeSans" style:font-family-generic="system" style:font-pitch="variable"/>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ystem" style:font-pitch="variable"/>
    <style:font-face style:name="Nimbus Sans1" svg:font-family="'Nimbus Sans'" style:font-family-generic="swiss" style:font-pitch="variable"/>
    <style:font-face style:name="Ubuntu" svg:font-family="Ubuntu" style:font-pitch="variable"/>
  </office:font-face-decls>
  <office:automatic-styles>
    <style:style style:name="P1" style:family="paragraph" style:parent-style-name="Standard">
      <style:text-properties fo:color="#000000" loext:opacity="100%" style:font-name="Ubuntu" fo:font-size="14pt" officeooo:rsid="001fa364" officeooo:paragraph-rsid="001fa364" style:font-size-asian="14pt" style:font-size-complex="14pt"/>
    </style:style>
    <style:style style:name="P2" style:family="paragraph" style:parent-style-name="Standard">
      <style:text-properties style:font-name="Ubuntu" fo:font-size="14pt" style:font-size-asian="14pt" style:font-size-complex="14pt"/>
    </style:style>
    <style:style style:name="P3" style:family="paragraph" style:parent-style-name="Standard">
      <style:text-properties style:font-name="Ubuntu" fo:font-size="14pt" officeooo:rsid="001fa364" officeooo:paragraph-rsid="001fa364" style:font-size-asian="14pt" style:font-size-complex="14pt"/>
    </style:style>
    <style:style style:name="T1" style:family="text">
      <style:text-properties officeooo:rsid="001fa364"/>
    </style:style>
    <style:style style:name="T2" style:family="text">
      <style:text-properties fo:color="#c9211e" loext:opacity="100%"/>
    </style:style>
    <style:style style:name="T3" style:family="text">
      <style:text-properties fo:color="#c9211e" loext:opacity="100%" officeooo:rsid="0020d5df"/>
    </style:style>
    <style:style style:name="T4" style:family="text">
      <style:text-properties fo:color="#000000" loext:opacity="100%"/>
    </style:style>
    <style:style style:name="T5" style:family="text">
      <style:text-properties fo:color="#000000" loext:opacity="100%" officeooo:rsid="0020d5df"/>
    </style:style>
    <style:style style:name="T6" style:family="text">
      <style:text-properties officeooo:rsid="0020d5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ello! I’m Tucker, a full-stack developer. Something I did to make an impact was work as a land surveyor <text:span text:style-name="T1">by</text:span> conducting <text:span text:style-name="T1">a</text:span> longitudinal river survey of <text:span text:style-name="T1">a river that was flooding more than usual. </text:span></text:p>
      <text:p text:style-name="P2"/>
      <text:p text:style-name="P3">I’m excited to inroduce Hack The Planet. A web app that helps you get a better understanding of your local environment or any area you’re intersted in <text:span text:style-name="T6">by easilly accessing relevant data</text:span>. W<text:span text:style-name="T6">ith this app people can browse through wildfire, air quality, power plant, and alternative fuel data and even get helpful tips, relevant articles, and current news relevant to the topic and area they are interested in.</text:span></text:p>
      <text:p text:style-name="P3"/>
      <text:p text:style-name="P3">On the landing page we have<text:span text:style-name="T2"> a short description of…. </text:span><text:span text:style-name="T3">And a sign up form.</text:span></text:p>
      <text:p text:style-name="P1"/>
      <text:p text:style-name="P3"><text:span text:style-name="T4">We will start by creating an account at the top right corner of the page. </text:span><text:span text:style-name="T5">Since </text:span><text:span text:style-name="T4">Nick </text:span><text:span text:style-name="T5">has doesn’t have an account we will have to make one by clicking a button to bring up our sign up form. With just a username, password, and location he can create an account. He can get a location using one of two methods. He can either enter a physical address or click a button to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egreya" svg:font-family="Alegreya" style:font-pitch="variable"/>
    <style:font-face style:name="FreeSans" svg:font-family="FreeSans" style:font-family-generic="system" style:font-pitch="variable"/>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ystem" style:font-pitch="variable"/>
    <style:font-face style:name="Nimbus Sans1" svg:font-family="'Nimbus Sans'" style:font-family-generic="swiss"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n" fo:country="US"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1" fo:font-family="'Nimbus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2T21:09:47.095407006</meta:creation-date>
    <dc:date>2021-09-02T21:49:58.760525175</dc:date>
    <meta:editing-duration>PT4M8S</meta:editing-duration>
    <meta:editing-cycles>2</meta:editing-cycles>
    <meta:generator>LibreOffice/7.2.0.4$Linux_X86_64 LibreOffice_project/20$Build-4</meta:generator>
    <meta:document-statistic meta:table-count="0" meta:image-count="0" meta:object-count="0" meta:page-count="1" meta:paragraph-count="4" meta:word-count="190" meta:character-count="1039" meta:non-whitespace-character-count="851"/>
  </office:meta>
</office:document-meta>
</file>